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tab/><text:tab/>====================================</text:span></text:p>
      <text:p text:style-name="P1"><text:span text:style-name="T1"><text:tab/><text:tab/><text:tab/><text:tab/><text:tab/>hstack() and vstack()</text:span></text:p>
      <text:p text:style-name="P1"><text:span text:style-name="T1"><text:tab/><text:tab/><text:tab/>====================================</text:span></text:p>
      <text:p text:style-name="P2"/>
      <text:p text:style-name="P1"><text:span text:style-name="T1">------------------------------------------------------------------------------------------</text:span></text:p>
      <text:p text:style-name="P1"><text:span text:style-name="T1"><text:tab/><text:tab/>numpy.hstack()</text:span></text:p>
      <text:p text:style-name="P1"><text:span text:style-name="T1">-----------------------------------------------------------------------------------------</text:span></text:p>
      <text:p text:style-name="P1"><text:span text:style-name="T1">=&gt;numpy()hstack stacks arrays horizontally. </text:span></text:p>
      <text:p text:style-name="P1"><text:span text:style-name="T1">=&gt;All the input arrays must have same number of dimensions, but the nested arrays of different input arrays can have different number of columns. This is because the horizontal stack is not restricted to the vertical alignments.</text:span></text:p>
      <text:p text:style-name="P1"><text:span text:style-name="T1"><text:tab/><text:tab/>varname=numpy.hstack(ndarrayobj1,(ndarrayobj2)</text:span></text:p>
      <text:p text:style-name="P1"><text:span text:style-name="T1">Examples:</text:span></text:p>
      <text:p text:style-name="P1"><text:span text:style-name="T1">------------------</text:span></text:p>
      <text:p text:style-name="P1"><text:span text:style-name="T1">import numpy as np</text:span></text:p>
      <text:p text:style-name="P1"><text:span text:style-name="T1">a = np.array([1, 2, 3]) </text:span></text:p>
      <text:p text:style-name="P1"><text:span text:style-name="T1">b = np.array([4, 5, 6])</text:span></text:p>
      <text:p text:style-name="P1"><text:span text:style-name="T1">np.hstack((a,b))---------# <text:s/>[1, 2, 3, 4, 5, 6]</text:span></text:p>
      <text:p text:style-name="P1"><text:span text:style-name="T1">--------------------------------------------------</text:span></text:p>
      <text:p text:style-name="P1"><text:span text:style-name="T1">import numpy as np</text:span></text:p>
      <text:p text:style-name="P1"><text:span text:style-name="T1">a = np.array([[1, 2], [3, 4]]) </text:span></text:p>
      <text:p text:style-name="P1"><text:span text:style-name="T1">b = np.array([[4, 5, 6], [7, 8, 9]])</text:span></text:p>
      <text:p text:style-name="P1"><text:span text:style-name="T1">np.hstack((a,b)) # [[1, 2, 4, 5, 6],</text:span></text:p>
      <text:p text:style-name="P1"><text:span text:style-name="T1"><text:tab/><text:tab/><text:tab/> <text:s text:c="2"/>[3, 4, 7, 8, 9]]</text:span></text:p>
      <text:p text:style-name="P1"><text:span text:style-name="T1">-----------------------------------------------------------------------------------------------------------</text:span></text:p>
      <text:p text:style-name="P1"><text:span text:style-name="T1"><text:tab/><text:tab/><text:tab/>numpy.vstack()</text:span></text:p>
      <text:p text:style-name="P1"><text:span text:style-name="T1">---------------------------------------------------------------------------------------------------------</text:span></text:p>
      <text:p text:style-name="P1"><text:soft-page-break/><text:span text:style-name="T1">numpy.vstack() stacks arrays vertically, and the number of columns of input arrays must be the same. This is because NumPy array requires all the nested arrays to have the same size. If you try to vertically stack 2 arrays with different number of columns we get ValueError.</text:span></text:p>
      <text:p text:style-name="P1"><text:span text:style-name="T1">Syntax:</text:span></text:p>
      <text:p text:style-name="P1"><text:span text:style-name="T1">------------</text:span></text:p>
      <text:p text:style-name="P1"><text:span text:style-name="T1"><text:tab/><text:tab/>varname=numpy.hstack(ndarrayobj1,(ndarrayobj2)</text:span></text:p>
      <text:p text:style-name="P2"/>
      <text:p text:style-name="P1"><text:span text:style-name="T1">Examples:</text:span></text:p>
      <text:p text:style-name="P1"><text:span text:style-name="T1">-------------------</text:span></text:p>
      <text:p text:style-name="P1"><text:span text:style-name="T1">import numpy as np</text:span></text:p>
      <text:p text:style-name="P1"><text:span text:style-name="T1">a = np.array([1, 2, 3]) </text:span></text:p>
      <text:p text:style-name="P1"><text:span text:style-name="T1">b = np.array([4, 5, 6])</text:span></text:p>
      <text:p text:style-name="P1"><text:span text:style-name="T1">np.vstack((a,b))---------# [[1 2 3], </text:span></text:p>
      <text:p text:style-name="P1"><text:span text:style-name="T1"><text:tab/><text:tab/><text:tab/><text:tab/> <text:s text:c="2"/>[4 5 6]]</text:span></text:p>
      <text:p text:style-name="P1"><text:span text:style-name="T1">-----------------------------------------------------------------------------------</text:span></text:p>
      <text:p text:style-name="P1"><text:span text:style-name="T1">import numpy as np</text:span></text:p>
      <text:p text:style-name="P1"><text:span text:style-name="T1">a = np.array([[1, 2], [3,4]])</text:span></text:p>
      <text:p text:style-name="P1"><text:span text:style-name="T1">b = np.array([[4, 5], [5,6]])</text:span></text:p>
      <text:p text:style-name="P1"><text:span text:style-name="T1">np.vstack((a,b)) <text:s text:c="3"/># [[1, 2],</text:span></text:p>
      <text:p text:style-name="P1"><text:span text:style-name="T1"><text:tab/><text:tab/><text:tab/> <text:s text:c="5"/>[3, 4],</text:span></text:p>
      <text:p text:style-name="P1"><text:span text:style-name="T1"><text:tab/><text:tab/><text:tab/> <text:s text:c="5"/>[4, 5],</text:span></text:p>
      <text:p text:style-name="P1"><text:span text:style-name="T1"><text:tab/><text:tab/><text:tab/> <text:s text:c="5"/>[5, 6]]</text:span></text:p>
      <text:p text:style-name="P1"><text:span text:style-name="T1">==============================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208" meta:character-count="1969" meta:non-whitespace-character-count="1738"/>
    <meta:generator>LibreOfficeDev/6.0.5.2$Linux_X86_64 LibreOffice_project/</meta:generator>
  </office:meta>
</office:document-meta>
</file>